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1c02c7" officeooo:paragraph-rsid="001c02c7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text-properties fo:font-size="14pt" fo:language="pt" fo:country="BR" fo:font-weight="bold" officeooo:rsid="001c02c7" officeooo:paragraph-rsid="001c02c7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fo:font-size="12pt" fo:language="pt" fo:country="BR" officeooo:rsid="001c0f27" officeooo:paragraph-rsid="001d6ba0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fo:font-size="12pt" fo:language="pt" fo:country="BR" officeooo:rsid="001d6ba0" officeooo:paragraph-rsid="001d6ba0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text-properties fo:font-size="12pt" fo:language="pt" fo:country="BR" officeooo:rsid="001d6ba0" officeooo:paragraph-rsid="0020253d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text-properties fo:font-size="12pt" fo:language="pt" fo:country="BR" officeooo:rsid="002202a5" officeooo:paragraph-rsid="002202a5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text-properties fo:font-size="12pt" fo:language="pt" fo:country="BR" officeooo:rsid="002202a5" officeooo:paragraph-rsid="00253294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text-properties fo:font-size="12pt" fo:language="pt" fo:country="BR" fo:font-weight="bold" officeooo:rsid="002202a5" officeooo:paragraph-rsid="002202a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text-properties officeooo:paragraph-rsid="002202a5"/>
    </style:style>
    <style:style style:name="P10" style:family="paragraph" style:parent-style-name="Standard">
      <style:text-properties fo:language="pt" fo:country="BR" officeooo:rsid="002202a5" officeooo:paragraph-rsid="002202a5"/>
    </style:style>
    <style:style style:name="P11" style:family="paragraph" style:parent-style-name="Standard">
      <style:text-properties officeooo:rsid="0023d3e1" officeooo:paragraph-rsid="0023d3e1"/>
    </style:style>
    <style:style style:name="P12" style:family="paragraph" style:parent-style-name="Standard">
      <style:text-properties fo:font-size="12pt" fo:language="pt" fo:country="BR" officeooo:rsid="001d6ba0" officeooo:paragraph-rsid="001d6ba0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text-properties fo:font-size="12pt" fo:language="pt" fo:country="BR" officeooo:rsid="0020253d" officeooo:paragraph-rsid="0020253d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>
      <style:text-properties fo:font-size="12pt" fo:language="pt" fo:country="BR" officeooo:rsid="002202a5" officeooo:paragraph-rsid="002202a5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text-properties fo:language="pt" fo:country="BR" officeooo:rsid="002202a5" officeooo:paragraph-rsid="002202a5"/>
    </style:style>
    <style:style style:name="P16" style:family="paragraph" style:parent-style-name="Standard">
      <style:text-properties fo:language="pt" fo:country="BR" officeooo:rsid="0023d3e1" officeooo:paragraph-rsid="0023d3e1"/>
    </style:style>
    <style:style style:name="P17" style:family="paragraph" style:parent-style-name="Standard">
      <style:text-properties fo:font-size="13pt" fo:language="pt" fo:country="BR" fo:font-weight="bold" officeooo:rsid="0023ea10" officeooo:paragraph-rsid="0023ea10" style:font-size-asian="13pt" style:font-weight-asian="bold" style:font-size-complex="13pt" style:font-weight-complex="bol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202a5"/>
    </style:style>
    <style:style style:name="T3" style:family="text">
      <style:text-properties officeooo:rsid="001e73ef"/>
    </style:style>
    <style:style style:name="T4" style:family="text">
      <style:text-properties officeooo:rsid="001ef828"/>
    </style:style>
    <style:style style:name="T5" style:family="text">
      <style:text-properties officeooo:rsid="0020253d"/>
    </style:style>
    <style:style style:name="T6" style:family="text">
      <style:text-properties officeooo:rsid="00253294"/>
    </style:style>
    <style:style style:name="T7" style:family="text">
      <style:text-properties officeooo:rsid="00293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Padrão IEEE754</text:p>
      <text:p text:style-name="P1"/>
      <text:p text:style-name="P3">1. O padrão IEEE754, o qual foi definido pelo Instituto de Engenheiros Eletricistas e Eletrônicos (IEE), foi adotado para padronizar regras a serem seguidas em relação às operações e representações de números binários com ponto flutuante.</text:p>
      <text:p text:style-name="P4"><text:s text:c="4"/>Antes de ser adotado, cada empresa utilizava um padrão diferente, ou seja, alguns números eram menos precisos do que outros. A universalização do padrão IEEE754 permitiu a otimização da aritmética de ponto flutuante e melhorias na FPU (Float Point Unit).</text:p>
      <text:p text:style-name="P3"/>
      <text:p text:style-name="P4">2. Esse padrão <text:span text:style-name="T3">trata dos seguintes tópicos: formatos para aritmética, formatos para troca de dados, regras para arredondamento, operações aritméticas e tratamento de exceções.</text:span></text:p>
      <text:p text:style-name="P4"><text:s text:c="4"/><text:span text:style-name="T3">A normalização ocorre de acordo com a seguinte fórmula:</text:span></text:p>
      <text:p text:style-name="P4"><text:s text:c="4"/><text:span text:style-name="T3">S M * 2^E</text:span></text:p>
      <text:p text:style-name="P4"><text:s text:c="4"/><text:span text:style-name="T3">S = Sinal. Sempre representado por um bit (negativo (1) ou positivo(0)).</text:span></text:p>
      <text:p text:style-name="P4"><text:s text:c="4"/><text:span text:style-name="T3">M = Mantissa (parte fracionária).</text:span></text:p>
      <text:p text:style-name="P4"><text:s text:c="4"/><text:span text:style-name="T3">2 = base binária</text:span></text:p>
      <text:p text:style-name="P4"><text:s text:c="4"/><text:span text:style-name="T3">E = Expoente.</text:span></text:p>
      <text:p text:style-name="P4"><text:s text:c="4"/><text:span text:style-name="T4">Além disso, padroniza o arredondamento (em direção ao zero, em direção ao infinito positivo, em direção ao infinito negativo ou para o mais pŕoximo) e a parte inteira (que sempre será 1, ou seja, ficará implícita e liberará um bit).</text:span></text:p>
      <text:p text:style-name="P4"><text:s text:c="4"/><text:span text:style-name="T5">Exemplos:</text:span></text:p>
      <text:p text:style-name="P5"><text:s text:c="4"/><text:span text:style-name="T5">Conversão do número 7.0 para o padrão IEEE754 =</text:span></text:p>
      <text:p text:style-name="P13"><text:s text:c="4"/>O sinal (+) será representado por 0, o expoente será 2 (pois 2^2 &lt; 7.<text:span text:style-name="T7">0</text:span> &lt; 2^3) e a parte fracionária será 1.75 (pois 7.<text:span text:style-name="T7">0</text:span> / 4 = 1.75). 7.<text:span text:style-name="T7">0</text:span> será representado por 01000000111000000000000000000000.</text:p>
      <text:p text:style-name="P4"><text:s text:c="4"/><text:span text:style-name="T5">Conversão do número -12.0 para o padrão IEEE754 =</text:span></text:p>
      <text:p text:style-name="P4"><text:s text:c="4"/><text:span text:style-name="T5">O sinal (-) será representado por 0, o expoente será 3 (pois 2^3 &lt; 12.0 &lt; 2^4) e a parte fracionária será 1.5 (pois 12.0 / 8 = 1.5). -12.0 será representado por 11000001010000000000000000000000.</text:span></text:p>
      <text:p text:style-name="P4"/>
      <text:p text:style-name="P6">3. <text:span text:style-name="T6">A aritmética do padrão IEEE754 é realizada da seguinte forma:</text:span></text:p>
      <text:p text:style-name="P7"><text:s text:c="3"/><text:span text:style-name="T6"><text:s/>Primeiro, o sinal é analizado. Se for negativo, será colocado 1; se for positivo, será colocado 0. Depois, o número é convertido para binário e sua vírgula é deslocada até a primeira casa. O binário é então multiplicado por 2 elevado à potência mais próxima (e menor). Essa potência será normalizada (somada ao número 127) e convertida também para binário, assim como o 127. Ambos serão somados e teremos o resultado, sendo os espaços restantes preenchidos com zero.</text:span></text:p>
      <text:p text:style-name="P6"/>
      <text:p text:style-name="P8">Bibliografia:</text:p>
      <text:p text:style-name="P6">Tópico 1</text:p>
      <text:p text:style-name="P9"><text:span text:style-name="T1"><text:s text:c="3"/></text:span><text:a xlink:type="simple" xlink:href="https://pt.wikipedia.org/wiki/Vírgula_flutuante" text:style-name="Internet_20_link" text:visited-style-name="Visited_20_Internet_20_Link">https://pt.wikipedia.org/wiki/V%C3%ADrgula_flutuante</text:a></text:p>
      <text:p text:style-name="P9"><text:span text:style-name="T1"><text:s text:c="3"/></text:span><text:a xlink:type="simple" xlink:href="https://pt.wikipedia.org/wiki/Unidade_de_ponto_flutuante" text:style-name="Internet_20_link" text:visited-style-name="Visited_20_Internet_20_Link">https://pt.wikipedia.org/wiki/Unidade_de_ponto_flutuante</text:a></text:p>
      <text:p text:style-name="P10">Tópicos 1 e 2</text:p>
      <text:p text:style-name="P9"><text:span text:style-name="T1"><text:s text:c="3"/></text:span><text:a xlink:type="simple" xlink:href="https://ufsj.edu.br/portal2-repositorio/File/nepomuceno/ca/03a-compieee.pdf" text:style-name="Internet_20_link" text:visited-style-name="Visited_20_Internet_20_Link">https://ufsj.edu.br/portal2-repositorio/File/nepomuceno/ca/03a-compieee.pdf</text:a></text:p>
      <text:p text:style-name="P10">Tópico 2</text:p>
      <text:p text:style-name="P9"><text:span text:style-name="T2"><text:s text:c="3"/></text:span><text:a xlink:type="simple" xlink:href="https://www.h-schmidt.net/FloatConverter/IEEE754.html" text:style-name="Internet_20_link" text:visited-style-name="Visited_20_Internet_20_Link"><text:span text:style-name="T1">https://www.h-schmidt.net/FloatConverter/IEEE754.html</text:span></text:a></text:p>
      <text:p text:style-name="P16">Tópicos 1, 2 e 3</text:p>
      <text:p text:style-name="P11"><text:span text:style-name="T2"><text:s text:c="3"/></text:span><text:a xlink:type="simple" xlink:href="https://pt.wikipedia.org/wiki/IEEE_754" text:style-name="Internet_20_link" text:visited-style-name="Visited_20_Internet_20_Link"><text:span text:style-name="T1">https://pt.wikipedia.org/wiki/IEEE_754</text:span></text:a></text:p>
      <text:p text:style-name="P16"/>
      <text:p text:style-name="P17">Gabriela Satie Faria Nishimi, aluna de Ciências de Computação na USP de São Carlos</text:p>
      <text:p text:style-name="P17">Número USP = 118928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7:02:50.664645897</meta:creation-date>
    <dc:date>2020-03-21T17:12:00.537915002</dc:date>
    <meta:editing-duration>PT45M5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393" meta:character-count="2640" meta:non-whitespace-character-count="2206"/>
  </office:meta>
</office:document-meta>
</file>